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Heading_20_3">
      <style:paragraph-properties fo:margin-top="0.139in" fo:margin-bottom="0in" style:contextual-spacing="false" fo:line-height="100%" fo:text-align="start" style:justify-single-word="false"/>
      <style:text-properties fo:color="#3d85c6" loext:opacity="100%" fo:language="en" fo:country="US"/>
    </style:style>
    <style:style style:name="P4" style:family="paragraph" style:parent-style-name="Heading_20_3">
      <style:paragraph-properties fo:margin-top="0.139in" fo:margin-bottom="0in" style:contextual-spacing="false" fo:line-height="100%" fo:text-align="start" style:justify-single-word="false"/>
      <style:text-properties fo:color="#3d85c6" loext:opacity="100%" fo:font-size="13pt" fo:language="en" fo:country="US" style:font-size-asian="13pt" style:font-size-complex="13pt"/>
    </style:style>
    <style:style style:name="P5" style:family="paragraph" style:parent-style-name="Heading_20_4">
      <style:paragraph-properties fo:margin-top="0in" fo:margin-bottom="0in" style:contextual-spacing="false" fo:line-height="100%" fo:text-align="start" style:justify-single-word="false"/>
      <style:text-properties fo:color="#3d85c6" loext:opacity="100%" style:font-name="Spectral" fo:language="en" fo:country="US" style:font-name-asian="Spectral1" style:font-name-complex="Spectral1"/>
    </style:style>
    <style:style style:name="P6" style:family="paragraph" style:parent-style-name="Heading_20_1" style:master-page-name="Standard">
      <style:paragraph-properties fo:margin-top="0.139in" fo:margin-bottom="0in" style:contextual-spacing="false" fo:line-height="100%" fo:text-align="center" style:justify-single-word="false" style:page-number="1"/>
      <style:text-properties fo:color="#073763" loext:opacity="100%" fo:language="en" fo:country="US"/>
    </style:style>
    <style:style style:name="P7" style:family="paragraph" style:parent-style-name="Heading_20_2">
      <style:paragraph-properties fo:margin-top="0in" fo:margin-bottom="0in" style:contextual-spacing="false" fo:line-height="100%" fo:text-align="start" style:justify-single-word="false"/>
      <style:text-properties fo:language="en" fo:country="US"/>
    </style:style>
    <style:style style:name="P8" style:family="paragraph" style:parent-style-name="Heading_20_2">
      <style:paragraph-properties fo:margin-top="0in" fo:margin-bottom="0in" style:contextual-spacing="false" fo:line-height="100%" fo:text-align="start" style:justify-single-word="false" fo:break-before="column"/>
      <style:text-properties fo:language="en" fo:country="US"/>
    </style:style>
    <style:style style:name="P9" style:family="paragraph" style:parent-style-name="Exalted">
      <style:text-properties fo:language="en" fo:country="US"/>
    </style:style>
    <style:style style:name="P10" style:family="paragraph" style:parent-style-name="LO-normal" style:list-style-name="Exalt_20_Dot">
      <style:paragraph-properties fo:margin-top="0in" fo:margin-bottom="0in" style:contextual-spacing="false" fo:line-height="100%" fo:text-align="start" style:justify-single-word="false"/>
      <style:text-properties fo:font-size="9pt" fo:language="en" fo:country="US" style:font-name-asian="Spectral1" style:font-size-asian="9pt" style:font-name-complex="Spectral1" style:font-size-complex="9pt"/>
    </style:style>
    <style:style style:name="P11" style:family="paragraph" style:parent-style-name="LO-normal" style:list-style-name="Exalt_20_Dot">
      <style:paragraph-properties fo:margin-top="0in" fo:margin-bottom="0in" style:contextual-spacing="false" fo:line-height="100%" fo:text-align="start" style:justify-single-word="false"/>
      <style:text-properties fo:language="en" fo:country="US"/>
    </style:style>
    <style:style style:name="P12" style:family="paragraph" style:parent-style-name="LO-normal" style:list-style-name="Exalt_20_Dot">
      <style:paragraph-properties fo:margin-top="0in" fo:margin-bottom="0in" style:contextual-spacing="false" fo:line-height="100%" fo:text-align="start" style:justify-single-word="false"/>
      <style:text-properties fo:language="en" fo:country="US" style:font-name-asian="Spectral1" style:font-name-complex="Spectral1"/>
    </style:style>
    <style:style style:name="P13" style:family="paragraph" style:parent-style-name="LO-normal">
      <style:paragraph-properties fo:margin-top="0in" fo:margin-bottom="0.0835in" style:contextual-spacing="false" fo:line-height="100%" fo:text-align="start" style:justify-single-word="false"/>
      <style:text-properties fo:font-size="9pt" fo:language="en" fo:country="US" style:font-name-asian="Spectral1" style:font-size-asian="9pt" style:font-name-complex="Spectral1" style:font-size-complex="9pt"/>
    </style:style>
    <style:style style:name="P14" style:family="paragraph" style:parent-style-name="LO-normal" style:list-style-name="Exalt_20_Dot">
      <style:paragraph-properties fo:margin-top="0in" fo:margin-bottom="0.0835in" style:contextual-spacing="false" fo:line-height="100%" fo:text-align="start" style:justify-single-word="false"/>
      <style:text-properties fo:font-size="9pt" fo:language="en" fo:country="US" style:font-name-asian="Spectral1" style:font-size-asian="9pt" style:font-name-complex="Spectral1" style:font-size-complex="9pt"/>
    </style:style>
    <style:style style:name="P15" style:family="paragraph" style:parent-style-name="LO-normal">
      <style:paragraph-properties fo:margin-top="0in" fo:margin-bottom="0.0835in" style:contextual-spacing="false" fo:line-height="100%" fo:text-align="start" style:justify-single-word="false"/>
      <style:text-properties fo:language="en" fo:country="US"/>
    </style:style>
    <style:style style:name="P16" style:family="paragraph" style:parent-style-name="LO-normal" style:list-style-name="Exalt_20_Dot">
      <style:paragraph-properties fo:margin-top="0in" fo:margin-bottom="0.0835in" style:contextual-spacing="false" fo:line-height="100%" fo:text-align="start" style:justify-single-word="false"/>
      <style:text-properties fo:language="en" fo:country="US"/>
    </style:style>
    <style:style style:name="P17" style:family="paragraph" style:parent-style-name="LO-normal">
      <style:paragraph-properties fo:margin-top="0in" fo:margin-bottom="0.0835in" style:contextual-spacing="false" fo:line-height="100%" fo:text-align="start" style:justify-single-word="false"/>
      <style:text-properties fo:language="en" fo:country="US" style:font-name-asian="Spectral1" style:font-name-complex="Spectral1"/>
    </style:style>
    <style:style style:name="P18" style:family="paragraph" style:parent-style-name="LO-normal" style:list-style-name="Exalt_20_Dot">
      <style:paragraph-properties fo:margin-top="0in" fo:margin-bottom="0.0835in" style:contextual-spacing="false" fo:line-height="100%" fo:text-align="start" style:justify-single-word="false"/>
      <style:text-properties fo:language="en" fo:country="US" style:font-name-asian="Spectral1" style:font-name-complex="Spectral1"/>
    </style:style>
    <style:style style:name="T1" style:family="text">
      <style:text-properties fo:font-size="9pt" fo:font-weight="bold" style:font-name-asian="Spectral1" style:font-size-asian="9pt" style:font-weight-asian="bold" style:font-name-complex="Spectral1" style:font-size-complex="9pt"/>
    </style:style>
    <style:style style:name="T2" style:family="text">
      <style:text-properties fo:font-size="9pt" style:font-name-asian="Spectral1" style:font-size-asian="9pt" style:font-name-complex="Spectral1" style:font-size-complex="9pt"/>
    </style:style>
    <style:style style:name="T3" style:family="text">
      <style:text-properties fo:font-size="9pt" fo:font-style="italic" style:font-name-asian="Spectral1" style:font-size-asian="9pt" style:font-style-asian="italic" style:font-name-complex="Spectral1" style:font-size-complex="9pt"/>
    </style:style>
    <style:style style:name="T4" style:family="text">
      <style:text-properties style:use-window-font-color="true" loext:opacity="0%" style:font-name="Spectral" fo:font-size="9pt" officeooo:rsid="00135343" style:letter-kerning="false" style:font-name-asian="Spectral1" style:font-size-asian="9pt" style:language-asian="zh" style:country-asian="CN" style:font-name-complex="Spectral1" style:font-size-complex="9pt" style:language-complex="hi" style:country-complex="IN"/>
    </style:style>
    <style:style style:name="T5" style:family="text">
      <style:text-properties officeooo:rsid="00135343"/>
    </style:style>
    <style:style style:name="Sect1" style:family="section">
      <style:section-properties style:writing-mode="lr-tb" style:editable="false">
        <style:columns fo:column-count="3">
          <style:column style:rel-width="21845*" fo:start-indent="0in" fo:end-indent="0.0992in"/>
          <style:column style:rel-width="21845*" fo:start-indent="0.0992in" fo:end-indent="0.0992in"/>
          <style:column style:rel-width="21845*" fo:start-indent="0.0992in" fo:end-indent="0in"/>
        </style:columns>
      </style:section-properties>
    </style:style>
    <style:style style:name="Sect2" style:family="section">
      <style:section-properties style:writing-mode="lr-tb"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General</text:h>
      <text:section text:style-name="Sect1" text:name="TextSection">
        <text:h text:style-name="P7" text:outline-level="2">Dice Pools</text:h>
        <text:list xml:id="list2189347517" text:style-name="Exalt_20_Dot">
          <text:list-item>
            <text:p text:style-name="P11"><text:span text:style-name="T1">#Successes = </text:span><text:span text:style-name="T2">[Att+Ability] xd10 &gt; 7</text:span></text:p>
            <text:list>
              <text:list-item>
                <text:p text:style-name="P10">10’s are double.</text:p>
              </text:list-item>
            </text:list>
          </text:list-item>
          <text:list-item>
            <text:p text:style-name="P11"><text:span text:style-name="T2">#Successes &gt;= </text:span><text:span text:style-name="T1">Difficulty of Action</text:span></text:p>
          </text:list-item>
          <text:list-item>
            <text:p text:style-name="P11"><text:span text:style-name="T2">On a failure, may choose to </text:span><text:span text:style-name="T1">Botch,</text:span><text:span text:style-name="T2"> gaining a </text:span><text:span text:style-name="T1">Strife Point.</text:span></text:p>
          </text:list-item>
          <text:list-item>
            <text:p text:style-name="P16"><text:span text:style-name="T1">Botching</text:span><text:span text:style-name="T2"> is when either the </text:span><text:span text:style-name="T1">Great Curse</text:span><text:span text:style-name="T2">, extreme failure, or happenstance causes your character to fail </text:span><text:span text:style-name="T3">spectacularly</text:span><text:span text:style-name="T2"> at their action.</text:span></text:p>
          </text:list-item>
        </text:list>
        <text:h text:style-name="P7" text:outline-level="2">Stunting</text:h>
        <text:p text:style-name="P13">+2 Dice to an action (or +1 to Static Value).</text:p>
        <text:p text:style-name="P13">May be transferred to other characters in assistance.</text:p>
        <text:h text:style-name="P7" text:outline-level="2">Specialities</text:h>
        <text:p text:style-name="P17">+1 Dice when acting in that Speciality.</text:p>
        <text:h text:style-name="P7" text:outline-level="2">Drawback</text:h>
        <text:p text:style-name="P13">After rolling, take a Drawback to gain +2 in exchange for a Price, such as:</text:p>
        <text:list xml:id="list85251968166214" text:continue-numbering="true" text:style-name="Exalt_20_Dot">
          <text:list-item>
            <text:p text:style-name="P10">Gain Limit</text:p>
          </text:list-item>
          <text:list-item>
            <text:p text:style-name="P10">Wound/Exhaustion</text:p>
          </text:list-item>
          <text:list-item>
            <text:p text:style-name="P14">Scene Turns Sour</text:p>
          </text:list-item>
        </text:list>
        <text:h text:style-name="P7" text:outline-level="2">Motes and Anima</text:h>
        <text:p text:style-name="P15"><text:span text:style-name="T1">Personal Motes </text:span><text:span text:style-name="T2">do not cause Anima Flare, but only fully regain after a full night’s rest.</text:span></text:p>
        <text:p text:style-name="P15"><text:span text:style-name="T1">Peripheral Motes</text:span><text:span text:style-name="T2"> automatically refill at the beginning of each scene. </text:span></text:p>
        <text:p text:style-name="P15"><text:span text:style-name="T4">As the Peripheral Mote pool is depleted, you</text:span><text:span text:style-name="T2"> will raise your anima to the following:</text:span></text:p>
        <text:list xml:id="list85253823914207" text:continue-numbering="true" text:style-name="Exalt_20_Dot">
          <text:list-item>
            <text:p text:style-name="P10">(1-<text:span text:style-name="T5">5</text:span>) <text:tab/>Glowing</text:p>
          </text:list-item>
          <text:list-item>
            <text:p text:style-name="P10">(<text:span text:style-name="T5">6</text:span>-<text:span text:style-name="T5">10</text:span>) <text:tab/>Burning</text:p>
          </text:list-item>
          <text:list-item>
            <text:p text:style-name="P14">(1<text:span text:style-name="T5">1</text:span>+)<text:tab/>Totemic</text:p>
          </text:list-item>
        </text:list>
        <text:p text:style-name="P13">It takes 15 minutes to go down each level.</text:p>
        <text:h text:style-name="P7" text:outline-level="2">Strifes</text:h>
        <text:p text:style-name="P13">By using a Strife point, a character may:</text:p>
        <text:list xml:id="list85253597522018" text:continue-numbering="true" text:style-name="Exalt_20_Dot">
          <text:list-item>
            <text:p text:style-name="P10">Use Exalt/Caste Expression</text:p>
          </text:list-item>
          <text:list-item>
            <text:p text:style-name="P10">Use Caste Expression</text:p>
          </text:list-item>
          <text:list-item>
            <text:p text:style-name="P14">Turn the Scene in their Favor</text:p>
          </text:list-item>
        </text:list>
        <text:h text:style-name="P7" text:outline-level="2"/>
        <text:h text:style-name="P8" text:outline-level="2">Social Influence</text:h>
        <text:p text:style-name="P15"><text:span text:style-name="T1">Intimacy</text:span><text:span text:style-name="T2">: A character trait representing above-average emotions/feelings of a subject. +2 Resolve defense.<text:line-break/></text:span><text:span text:style-name="T1">Defining Intimacies</text:span><text:span text:style-name="T2"> cannot be influenced.</text:span></text:p>
        <text:h text:style-name="P3" text:outline-level="3">Social Actions</text:h>
        <text:h text:style-name="P5" text:outline-level="4">Perform Task </text:h>
        <text:p text:style-name="P13">(Action Roll vs. Resolve)</text:p>
        <text:list xml:id="list85253696558575" text:continue-numbering="true" text:style-name="Exalt_20_Dot">
          <text:list-item>
            <text:p text:style-name="P11"><text:span text:style-name="T1">Serious </text:span><text:span text:style-name="T2">Tasks require leveraging an Intimacy.</text:span></text:p>
          </text:list-item>
          <text:list-item>
            <text:p text:style-name="P16"><text:span text:style-name="T1">Life-Changing</text:span><text:span text:style-name="T2"> tasks require leveraging a Defining Intimacy.</text:span></text:p>
          </text:list-item>
        </text:list>
        <text:h text:style-name="P5" text:outline-level="4">Influence Intimacy</text:h>
        <text:p text:style-name="P13">(Action Roll vs. Resolve)</text:p>
        <text:p text:style-name="P13">Use an existing Intimacy to suppress a different Intimacy, or create a new one. May also target raw emotions for more unpredictable results.</text:p>
        <text:h text:style-name="P5" text:outline-level="4">Read Intentions</text:h>
        <text:p text:style-name="P13">(Insight Roll vs. Guile)</text:p>
        <text:p text:style-name="P13">May ask a question about the character’s actions. The Storyteller must answer truthfully. For every (+2) threshold success, may ask another.</text:p>
        <text:h text:style-name="P5" text:outline-level="4">Discover Intimacy</text:h>
        <text:p text:style-name="P13">(Insight Roll vs. Guile)</text:p>
        <text:p text:style-name="P13">Must state a set of actions or behaviours they are analyzing.</text:p>
        <text:h text:style-name="P7" text:outline-level="2">Encounter Scenes</text:h>
        <text:p text:style-name="P15"><text:span text:style-name="T2">The task is divided into several Key Issues that must be individually addressed with a certain amount of </text:span><text:span text:style-name="T3">Influence Points</text:span><text:span text:style-name="T2"> backing the character.</text:span></text:p>
        <text:list xml:id="list85253266183861" text:continue-numbering="true" text:style-name="Exalt_20_Dot">
          <text:list-item>
            <text:p text:style-name="P10">5 - Simple Issue</text:p>
          </text:list-item>
          <text:list-item>
            <text:p text:style-name="P10">10 - Moderate Issue</text:p>
          </text:list-item>
          <text:list-item>
            <text:p text:style-name="P14">15 - Complex Issue</text:p>
          </text:list-item>
        </text:list>
        <text:p text:style-name="P13">[[Being Reworked]]</text:p>
        <text:h text:style-name="P7" text:outline-level="2"/>
        <text:h text:style-name="P8" text:outline-level="2">Projects</text:h>
        <text:p text:style-name="P13">During play, you are awarded Project Resources, and Defining Resources, in accordance to player actions. While similar to XP, it represents material, social, and strategic resources they gather in their travels.</text:p>
        <text:p text:style-name="P13">Depending on the ability used, you may do such actions as:</text:p>
        <text:list xml:id="list85253601421865" text:continue-numbering="true" text:style-name="Exalt_20_Dot">
          <text:list-item>
            <text:p text:style-name="P10">Build a village</text:p>
          </text:list-item>
          <text:list-item>
            <text:p text:style-name="P10">Amass an army</text:p>
          </text:list-item>
          <text:list-item>
            <text:p text:style-name="P10">Create a spy network</text:p>
          </text:list-item>
          <text:list-item>
            <text:p text:style-name="P10">Generate Wealth</text:p>
          </text:list-item>
          <text:list-item>
            <text:p text:style-name="P10">Create/upgrade an artifact</text:p>
          </text:list-item>
          <text:list-item>
            <text:p text:style-name="P10">Raise a manse</text:p>
          </text:list-item>
          <text:list-item>
            <text:p text:style-name="P14">Do Mad Sorcery to gain mutations.</text:p>
          </text:list-item>
        </text:list>
        <text:h text:style-name="P3" text:outline-level="3">Scale</text:h>
        <text:p text:style-name="P15"><text:span text:style-name="T2">The </text:span><text:span text:style-name="T1">Scale</text:span><text:span text:style-name="T2"> of a Project increases the Resources required for it, as well as the number of </text:span><text:span text:style-name="T1">Challenge Rolls</text:span><text:span text:style-name="T2"> that can create problems during your project.</text:span></text:p>
        <text:h text:style-name="P4" text:outline-level="3">Challenge Roll: 1d10</text:h>
        <text:list xml:id="list85253140337867" text:continue-numbering="true" text:style-name="Exalt_20_Dot">
          <text:list-item>
            <text:p text:style-name="P12">10 <text:s text:c="2"/>: Critical Success</text:p>
          </text:list-item>
          <text:list-item>
            <text:p text:style-name="P12">7-9 : Success</text:p>
          </text:list-item>
          <text:list-item>
            <text:p text:style-name="P12">4-6 : Oddity Develops</text:p>
          </text:list-item>
          <text:list-item>
            <text:p text:style-name="P12">2-3 : Minor Problem</text:p>
          </text:list-item>
          <text:list-item>
            <text:p text:style-name="P18">1 <text:s text:c="4"/>: Major Problem</text:p>
          </text:list-item>
        </text:list>
      </text:section>
      <text:section text:style-name="Sect2" text:name="Section1">
        <text:p text:style-name="P9"/>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LO-normal" style:family="paragraph" style:default-outline-level="">
      <style:paragraph-properties fo:margin-top="0in" fo:margin-bottom="0.139in" style:contextual-spacing="false" fo:line-height="115%" fo:text-align="justify" style:justify-single-word="false" fo:orphans="2" fo:widows="2" fo:hyphenation-ladder-count="no-limit" style:punctuation-wrap="hanging"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
        <style:list-level-properties text:list-level-position-and-space-mode="label-alignment">
          <style:list-level-label-alignment text:label-followed-by="nothing"/>
        </style:list-level-properties>
      </text:list-level-style-number>
      <text:list-level-style-number text:level="2" text:style-name="ListLabel_20_2" style:num-format="">
        <style:list-level-properties text:list-level-position-and-space-mode="label-alignment">
          <style:list-level-label-alignment text:label-followed-by="nothing"/>
        </style:list-level-properties>
      </text:list-level-style-number>
      <text:list-level-style-number text:level="3" text:style-name="ListLabel_20_3" style:num-format="">
        <style:list-level-properties text:list-level-position-and-space-mode="label-alignment">
          <style:list-level-label-alignment text:label-followed-by="nothing"/>
        </style:list-level-properties>
      </text:list-level-style-number>
      <text:list-level-style-number text:level="4" text:style-name="ListLabel_20_4" style:num-format="">
        <style:list-level-properties text:list-level-position-and-space-mode="label-alignment">
          <style:list-level-label-alignment text:label-followed-by="nothing"/>
        </style:list-level-properties>
      </text:list-level-style-number>
      <text:list-level-style-number text:level="5" text:style-name="ListLabel_20_5" style:num-format="">
        <style:list-level-properties text:list-level-position-and-space-mode="label-alignment">
          <style:list-level-label-alignment text:label-followed-by="nothing"/>
        </style:list-level-properties>
      </text:list-level-style-number>
      <text:list-level-style-number text:level="6" text:style-name="ListLabel_20_6" style:num-format="">
        <style:list-level-properties text:list-level-position-and-space-mode="label-alignment">
          <style:list-level-label-alignment text:label-followed-by="nothing"/>
        </style:list-level-properties>
      </text:list-level-style-number>
      <text:list-level-style-number text:level="7" text:style-name="ListLabel_20_7" style:num-format="">
        <style:list-level-properties text:list-level-position-and-space-mode="label-alignment">
          <style:list-level-label-alignment text:label-followed-by="nothing"/>
        </style:list-level-properties>
      </text:list-level-style-number>
      <text:list-level-style-number text:level="8" text:style-name="ListLabel_20_8" style:num-format="">
        <style:list-level-properties text:list-level-position-and-space-mode="label-alignment">
          <style:list-level-label-alignment text:label-followed-by="nothing"/>
        </style:list-level-properties>
      </text:list-level-style-number>
      <text:list-level-style-number text:level="9" text:style-name="ListLabel_20_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0</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09T08:52:51.731000000</dc:date>
    <meta:editing-cycles>10</meta:editing-cycles>
    <meta:editing-duration>PT7H19M19S</meta:editing-duration>
    <meta:generator>LibreOffice/7.0.3.1$Windows_X86_64 LibreOffice_project/d7547858d014d4cf69878db179d326fc3483e082</meta:generator>
    <dc:creator>Samuel Smith</dc:creator>
    <meta:document-statistic meta:table-count="0" meta:image-count="0" meta:object-count="0" meta:page-count="1" meta:paragraph-count="74" meta:word-count="481" meta:character-count="2775" meta:non-whitespace-character-count="2389"/>
  </office:meta>
</office:document-meta>
</file>